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ok" style:font-family-generic="roman"/>
    <style:font-face style:name="Nimbus Sans" svg:font-family="'Nimbus Sans'" style:font-family-generic="swiss" style:font-pitch="variable"/>
    <style:font-face style:name="Nimbus Sans1" svg:font-family="'Nimbus Sans'" style:font-adornments="Book" style:font-pitch="variable"/>
    <style:font-face style:name="Nimbus Sans2" svg:font-family="'Nimbus Sans'" style:font-adornments="Italic" style:font-family-generic="swiss" style:font-pitch="variable"/>
    <style:font-face style:name="Nimbus Sans3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1.286cm" style:rel-column-width="729*"/>
    </style:style>
    <style:style style:name="Table-4.1-Integer-Conversion.B" style:family="table-column">
      <style:table-column-properties style:column-width="0.697cm" style:rel-column-width="395*"/>
    </style:style>
    <style:style style:name="Table-4.1-Integer-Conversion.C" style:family="table-column">
      <style:table-column-properties style:column-width="2.439cm" style:rel-column-width="1383*"/>
    </style:style>
    <style:style style:name="Table-4.1-Integer-Conversion.D" style:family="table-column">
      <style:table-column-properties style:column-width="2.515cm" style:rel-column-width="1426*"/>
    </style:style>
    <style:style style:name="Table-4.1-Integer-Conversion.E" style:family="table-column">
      <style:table-column-properties style:column-width="2.514cm" style:rel-column-width="1425*"/>
    </style:style>
    <style:style style:name="Table-4.1-Integer-Conversion.H" style:family="table-column">
      <style:table-column-properties style:column-width="2.519cm" style:rel-column-width="1428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2" style:family="table-row">
      <style:table-row-properties style:min-row-height="0.496cm" fo:background-color="transparent">
        <style:background-image/>
      </style:table-row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G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C3" style:family="table-cell">
      <style:table-cell-properties fo:background-color="transparent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H3" style:family="table-cell">
      <style:table-cell-properties fo:background-color="transparent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8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9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10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1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2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12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1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" style:family="table">
      <style:table-properties style:width="17cm" fo:margin-top="0cm" fo:margin-bottom="1.101cm" table:align="margins" fo:background-color="transparent" style:may-break-between-rows="false">
        <style:background-image/>
      </style:table-properties>
    </style:style>
    <style:style style:name="Table-4.1-Integer-Conversion.A" style:family="table-column">
      <style:table-column-properties style:column-width="1.286cm" style:rel-column-width="729*"/>
    </style:style>
    <style:style style:name="Table-4.1-Integer-Conversion.B" style:family="table-column">
      <style:table-column-properties style:column-width="0.697cm" style:rel-column-width="395*"/>
    </style:style>
    <style:style style:name="Table-4.1-Integer-Conversion.C" style:family="table-column">
      <style:table-column-properties style:column-width="2.439cm" style:rel-column-width="1383*"/>
    </style:style>
    <style:style style:name="Table-4.1-Integer-Conversion.D" style:family="table-column">
      <style:table-column-properties style:column-width="2.515cm" style:rel-column-width="1426*"/>
    </style:style>
    <style:style style:name="Table-4.1-Integer-Conversion.E" style:family="table-column">
      <style:table-column-properties style:column-width="2.514cm" style:rel-column-width="1425*"/>
    </style:style>
    <style:style style:name="Table-4.1-Integer-Conversion.H" style:family="table-column">
      <style:table-column-properties style:column-width="2.519cm" style:rel-column-width="1428*"/>
    </style:style>
    <style:style style:name="Table-4.1-Integer-Conversion.1" style:family="table-row">
      <style:table-row-properties fo:background-color="transparent">
        <style:background-image/>
      </style:table-row-properties>
    </style:style>
    <style:style style:name="Table-4.1-Integer-Conversion.A1" style:family="table-cell">
      <style:table-cell-properties fo:background-color="#c6def8" fo:padding="0.101cm" fo:border="0.05pt dotted #0a2746" style:writing-mode="page">
        <style:background-image/>
      </style:table-cell-properties>
    </style:style>
    <style:style style:name="Table-4.1-Integer-Conversion.2" style:family="table-row">
      <style:table-row-properties style:min-row-height="0.496cm" fo:background-color="transparent">
        <style:background-image/>
      </style:table-row-properties>
    </style:style>
    <style:style style:name="Table-4.1-Integer-Conversion.A2" style:family="table-cell">
      <style:table-cell-properties fo:background-color="#edf5fd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G2" style:family="table-cell">
      <style:table-cell-properties fo:background-color="#edf5fd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C3" style:family="table-cell">
      <style:table-cell-properties fo:background-color="transparent" fo:padding="0.101cm" fo:border-left="0.05pt dotted #0a2746" fo:border-right="none" fo:border-top="none" fo:border-bottom="0.05pt dotted #0a2746" style:writing-mode="page">
        <style:background-image/>
      </style:table-cell-properties>
    </style:style>
    <style:style style:name="Table-4.1-Integer-Conversion.H3" style:family="table-cell">
      <style:table-cell-properties fo:background-color="transparent" fo:padding="0.101cm" fo:border-left="0.05pt dotted #0a2746" fo:border-right="0.05pt dotted #0a2746" fo:border-top="none" fo:border-bottom="0.05pt dotted #0a2746" style:writing-mode="page">
        <style:background-image/>
      </style:table-cell-properties>
    </style:style>
    <style:style style:name="Table-4.1-Integer-Conversion.A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4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4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5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5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6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6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7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7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8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8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9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9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C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D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E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F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G10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H10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1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2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12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Table-4.1-Integer-Conversion.A13" style:family="table-cell">
      <style:table-cell-properties fo:padding="0.101cm" fo:border-left="0.05pt dotted #0a2746" fo:border-right="none" fo:border-top="none" fo:border-bottom="0.05pt dotted #0a2746" style:writing-mode="page"/>
    </style:style>
    <style:style style:name="Table-4.1-Integer-Conversion.B13" style:family="table-cell">
      <style:table-cell-properties fo:padding="0.101cm" fo:border-left="0.05pt dotted #0a2746" fo:border-right="0.05pt dotted #0a2746" fo:border-top="none" fo:border-bottom="0.05pt dotted #0a2746" style:writing-mode="page"/>
    </style:style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42cm" officeooo:rsid="0026082d" officeooo:paragraph-rsid="0026082d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270bf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7" style:family="paragraph" style:parent-style-name="Text_20_body" style:list-style-name="L1">
      <style:paragraph-properties fo:margin-top="0cm" fo:margin-bottom="0.499cm" style:contextual-spacing="false"/>
      <style:text-properties officeooo:paragraph-rsid="000c5331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fo:font-style="italic" officeooo:rsid="00102ba0" officeooo:paragraph-rsid="000af0c3" style:font-size-asian="12pt" style:font-style-asian="italic" style:font-size-complex="12pt" style:font-style-complex="italic"/>
    </style:style>
    <style:style style:name="P9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10" style:family="paragraph" style:parent-style-name="Text_20_body_20_indent">
      <style:paragraph-properties style:writing-mode="lr-tb"/>
      <style:text-properties fo:font-size="12pt" fo:font-style="normal" officeooo:rsid="0012132a" officeooo:paragraph-rsid="000af0c3" style:font-size-asian="12pt" style:font-style-asian="normal" style:font-size-complex="12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style:font-name="DejaVu Sans" fo:font-size="12pt" fo:font-style="normal" officeooo:rsid="000c5331" officeooo:paragraph-rsid="0019fac9" style:font-size-asian="12pt" style:font-style-asian="normal" style:font-size-complex="12pt" style:font-style-complex="normal"/>
    </style:style>
    <style:style style:name="P12" style:family="paragraph" style:parent-style-name="Text_20_body_20_indent" style:list-style-name="L2">
      <style:paragraph-properties fo:margin-top="0cm" fo:margin-bottom="0.199cm" style:contextual-spacing="false"/>
      <style:text-properties fo:font-size="12pt" fo:font-style="normal" officeooo:rsid="000c5331" officeooo:paragraph-rsid="000c5331" style:font-size-asian="12pt" style:font-style-asian="normal" style:font-size-complex="12pt" style:font-style-complex="normal"/>
    </style:style>
    <style:style style:name="P13" style:family="paragraph" style:parent-style-name="Text_20_body_20_indent">
      <style:paragraph-properties fo:margin-top="0cm" fo:margin-bottom="0cm" style:contextual-spacing="false"/>
      <style:text-properties fo:font-size="12pt" fo:font-style="normal" officeooo:rsid="000c5331" officeooo:paragraph-rsid="000c5331" style:font-size-asian="12pt" style:font-style-asian="normal" style:font-size-complex="12pt" style:font-style-complex="normal"/>
    </style:style>
    <style:style style:name="P14" style:family="paragraph" style:parent-style-name="Heading_20_2">
      <style:paragraph-properties fo:break-before="page" style:writing-mode="lr-tb"/>
      <style:text-properties officeooo:paragraph-rsid="000af0c3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 style:writing-mode="lr-tb"/>
      <style:text-properties officeooo:rsid="0026b878" officeooo:paragraph-rsid="0026b878"/>
    </style:style>
    <style:style style:name="P18" style:family="paragraph" style:parent-style-name="Text_20_body" style:list-style-name="L3">
      <style:paragraph-properties fo:margin-top="0cm" fo:margin-bottom="0.199cm" style:contextual-spacing="false"/>
      <style:text-properties officeooo:rsid="0026b878" officeooo:paragraph-rsid="0026b878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26b878"/>
    </style:style>
    <style:style style:name="P20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1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2c9f0c" style:font-size-asian="12pt" style:font-size-complex="12pt"/>
    </style:style>
    <style:style style:name="P22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3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2c9f0c"/>
    </style:style>
    <style:style style:name="P24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240d53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rsid="002c9f0c" officeooo:paragraph-rsid="002c9f0c"/>
    </style:style>
    <style:style style:name="P26" style:family="paragraph" style:parent-style-name="Heading_20_2">
      <style:text-properties style:font-name="DejaVu Sans Condensed" officeooo:paragraph-rsid="00101758"/>
    </style:style>
    <style:style style:name="P27" style:family="paragraph" style:parent-style-name="Text_20_body">
      <style:text-properties officeooo:paragraph-rsid="00101758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able_20_Heading">
      <style:text-properties officeooo:rsid="0026b878" officeooo:paragraph-rsid="0026b878"/>
    </style:style>
    <style:style style:name="P30" style:family="paragraph" style:parent-style-name="Table_20_index_20_heading">
      <style:paragraph-properties fo:text-align="center" style:justify-single-word="false"/>
      <style:text-properties officeooo:rsid="0026b878" officeooo:paragraph-rsid="0026b878"/>
    </style:style>
    <style:style style:name="P31" style:family="paragraph" style:parent-style-name="Table_20_index_20_heading">
      <loext:graphic-properties draw:fill="none"/>
      <style:paragraph-properties fo:text-align="center" style:justify-single-word="false" fo:background-color="transparent"/>
      <style:text-properties officeooo:rsid="0026b878" officeooo:paragraph-rsid="0026b878"/>
    </style:style>
    <style:style style:name="P32" style:family="paragraph" style:parent-style-name="Table_20_Contents">
      <style:paragraph-properties fo:text-align="end" style:justify-single-word="false"/>
      <style:text-properties officeooo:paragraph-rsid="0026b878"/>
    </style:style>
    <style:style style:name="P33" style:family="paragraph" style:parent-style-name="Table_20_Contents">
      <style:paragraph-properties fo:text-align="center" style:justify-single-word="false"/>
      <style:text-properties officeooo:paragraph-rsid="0026b878"/>
    </style:style>
    <style:style style:name="P34" style:family="paragraph" style:parent-style-name="Table_20_Contents">
      <style:paragraph-properties fo:text-align="center" style:justify-single-word="false"/>
      <style:text-properties officeooo:rsid="0026b878" officeooo:paragraph-rsid="0026b878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style:font-name-asian="Liberation Serif1" style:font-name-complex="Liberation Serif1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1" officeooo:paragraph-rsid="0026b878" style:font-name-asian="Liberation Serif1" style:font-name-complex="Liberation Serif1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officeooo:rsid="002859e3" officeooo:paragraph-rsid="002859e3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officeooo:paragraph-rsid="0029e8bd" style:font-name-asian="Liberation Serif1" style:font-name-complex="Liberation Serif1"/>
    </style:style>
    <style:style style:name="P40" style:family="paragraph" style:parent-style-name="Table_20_Contents">
      <style:paragraph-properties fo:text-align="end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DejaVu Serif"/>
    </style:style>
    <style:style style:name="P42" style:family="paragraph" style:parent-style-name="Table_20_Contents">
      <style:paragraph-properties fo:text-align="center" style:justify-single-word="false"/>
      <style:text-properties style:font-name="DejaVu Serif" officeooo:rsid="002b4a4a" officeooo:paragraph-rsid="002b4a4a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officeooo:paragraph-rsid="002b4a4a" style:font-name-asian="Liberation Serif1" style:font-name-complex="Liberation Serif1"/>
    </style:style>
    <style:style style:name="P44" style:family="paragraph" style:parent-style-name="Table_20_Contents">
      <style:paragraph-properties fo:text-align="end" style:justify-single-word="false"/>
      <style:text-properties style:font-name="DejaVu Serif"/>
    </style:style>
    <style:style style:name="P45" style:family="paragraph" style:parent-style-name="Table_20_Contents">
      <style:paragraph-properties fo:text-align="start" style:justify-single-word="false"/>
      <style:text-properties officeooo:paragraph-rsid="002c9f0c"/>
    </style:style>
    <style:style style:name="P46" style:family="paragraph">
      <style:paragraph-properties fo:margin-top="0cm" fo:margin-bottom="0.499cm"/>
    </style:style>
    <style:style style:name="P47" style:family="paragraph">
      <loext:graphic-properties draw:fill="solid" draw:fill-color="#daeafb"/>
      <style:paragraph-properties fo:margin-top="0cm" fo:margin-bottom="0.499cm"/>
      <style:text-properties fo:font-size="12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officeooo:rsid="0027777e" officeooo:paragraph-rsid="002c9f0c" style:font-name-asian="Liberation Serif1" style:font-name-complex="Liberation Serif1"/>
    </style:style>
    <style:style style:name="P49" style:family="paragraph" style:parent-style-name="Table_20_Contents">
      <style:paragraph-properties fo:text-align="end" style:justify-single-word="false"/>
      <style:text-properties style:font-name="Liberation Serif1" officeooo:paragraph-rsid="002c9f0c" style:font-name-asian="Liberation Serif1" style:font-name-complex="Liberation Serif1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1" officeooo:paragraph-rsid="002c9f0c" style:font-name-asian="Liberation Serif1" style:font-name-complex="Liberation Serif1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1" officeooo:rsid="002859e3" officeooo:paragraph-rsid="002c9f0c" style:font-name-asian="Liberation Serif1" style:font-name-complex="Liberation Serif1"/>
    </style:style>
    <style:style style:name="P52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3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143b8" style:font-size-asian="12pt" style:font-size-complex="12pt"/>
    </style:style>
    <style:style style:name="T3" style:family="text">
      <style:text-properties fo:font-size="12pt" officeooo:rsid="00100ad8" style:font-size-asian="12pt" style:font-size-complex="12pt"/>
    </style:style>
    <style:style style:name="T4" style:family="text">
      <style:text-properties fo:font-size="12pt" officeooo:rsid="00215732" style:font-size-asian="12pt" style:font-size-complex="12pt"/>
    </style:style>
    <style:style style:name="T5" style:family="text">
      <style:text-properties fo:font-size="12pt" officeooo:rsid="0026082d" style:font-size-asian="12pt" style:font-size-complex="12pt"/>
    </style:style>
    <style:style style:name="T6" style:family="text">
      <style:text-properties fo:font-size="12pt" officeooo:rsid="001814b8" style:font-size-asian="12pt" style:font-size-complex="12pt"/>
    </style:style>
    <style:style style:name="T7" style:family="text">
      <style:text-properties fo:font-size="12pt" officeooo:rsid="0029c928" style:font-size-asian="12pt" style:font-size-complex="12pt"/>
    </style:style>
    <style:style style:name="T8" style:family="text">
      <style:text-properties fo:font-size="12pt" officeooo:rsid="002b1be4" style:font-size-asian="12pt" style:font-size-complex="12pt"/>
    </style:style>
    <style:style style:name="T9" style:family="text">
      <style:text-properties fo:font-size="12pt" officeooo:rsid="00116389" style:font-size-asian="12pt" style:font-size-complex="12pt"/>
    </style:style>
    <style:style style:name="T10" style:family="text">
      <style:text-properties officeooo:rsid="002b1be4"/>
    </style:style>
    <style:style style:name="T11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6082d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2270bf" style:font-size-asian="12pt" style:font-style-asian="normal" style:font-size-complex="12pt" style:font-style-complex="normal"/>
    </style:style>
    <style:style style:name="T19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2c9f0c" style:font-size-asian="12pt" style:font-style-asian="normal" style:font-size-complex="12pt" style:font-style-complex="normal"/>
    </style:style>
    <style:style style:name="T21" style:family="text">
      <style:text-properties officeooo:rsid="00134fef"/>
    </style:style>
    <style:style style:name="T22" style:family="text">
      <style:text-properties fo:font-size="12pt" officeooo:rsid="0026b878" style:font-size-asian="12pt" style:font-size-complex="12pt"/>
    </style:style>
    <style:style style:name="T23" style:family="text">
      <style:text-properties officeooo:rsid="000c5331"/>
    </style:style>
    <style:style style:name="T24" style:family="text">
      <style:text-properties style:font-name="DejaVu Sans" officeooo:rsid="000c5331"/>
    </style:style>
    <style:style style:name="T25" style:family="text">
      <style:text-properties style:font-name="DejaVu Sans" officeooo:rsid="0026082d"/>
    </style:style>
    <style:style style:name="T26" style:family="text">
      <style:text-properties style:font-name="DejaVu Sans"/>
    </style:style>
    <style:style style:name="T27" style:family="text">
      <style:text-properties style:font-name="DejaVu Sans" officeooo:rsid="0026b878"/>
    </style:style>
    <style:style style:name="T28" style:family="text">
      <style:text-properties officeooo:rsid="0026082d"/>
    </style:style>
    <style:style style:name="T29" style:family="text">
      <style:text-properties style:font-name="DejaVu Sans" officeooo:rsid="0019fac9"/>
    </style:style>
    <style:style style:name="T30" style:family="text">
      <style:text-properties style:font-name="DejaVu Sans" officeooo:rsid="002c9f0c"/>
    </style:style>
    <style:style style:name="T31" style:family="text">
      <style:text-properties officeooo:rsid="002cc394"/>
    </style:style>
    <style:style style:name="T32" style:family="text">
      <style:text-properties officeooo:rsid="00100ad8"/>
    </style:style>
    <style:style style:name="T33" style:family="text">
      <style:text-properties officeooo:rsid="0041e706"/>
    </style:style>
    <style:style style:name="T34" style:family="text">
      <style:text-properties fo:font-size="12pt" officeooo:rsid="0019fac9" style:font-size-asian="12pt" style:font-size-complex="12pt"/>
    </style:style>
    <style:style style:name="T35" style:family="text">
      <style:text-properties fo:font-size="12pt" officeooo:rsid="001bdaee" style:font-size-asian="12pt" style:font-size-complex="12pt"/>
    </style:style>
    <style:style style:name="T36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37" style:family="text">
      <style:text-properties fo:font-size="12pt" fo:font-style="normal" officeooo:rsid="002859e3" style:font-size-asian="12pt" style:font-style-asian="normal" style:font-size-complex="12pt" style:font-style-complex="normal"/>
    </style:style>
    <style:style style:name="T38" style:family="text">
      <style:text-properties officeooo:rsid="001e8cf5"/>
    </style:style>
    <style:style style:name="T39" style:family="text">
      <style:text-properties fo:font-size="12pt" fo:font-style="normal" officeooo:rsid="0026b878" style:font-size-asian="12pt" style:font-style-asian="normal" style:font-size-complex="12pt" style:font-style-complex="normal"/>
    </style:style>
    <style:style style:name="T40" style:family="text">
      <style:text-properties style:font-name="DejaVu Sans Condensed" officeooo:rsid="001cab97"/>
    </style:style>
    <style:style style:name="T41" style:family="text">
      <style:text-properties style:font-name="DejaVu Sans Condensed"/>
    </style:style>
    <style:style style:name="T42" style:family="text">
      <style:text-properties fo:font-style="normal" officeooo:rsid="0026b878" style:font-style-asian="normal" style:font-style-complex="normal"/>
    </style:style>
    <style:style style:name="T43" style:family="text">
      <style:text-properties fo:font-style="normal" officeooo:rsid="002c9f0c" style:font-style-asian="normal" style:font-style-complex="normal"/>
    </style:style>
    <style:style style:name="T44" style:family="text">
      <style:text-properties officeooo:rsid="00211505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47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48" style:family="text">
      <style:text-properties officeooo:rsid="002c9f0c"/>
    </style:style>
    <style:style style:name="T49" style:family="text">
      <style:text-properties fo:font-style="italic" officeooo:rsid="002c9f0c" style:font-style-asian="italic" style:font-style-complex="italic"/>
    </style:style>
    <style:style style:name="T50" style:family="text">
      <style:text-properties fo:font-style="italic" officeooo:rsid="0026b878" style:font-style-asian="italic" style:font-style-complex="italic"/>
    </style:style>
    <style:style style:name="T51" style:family="text">
      <style:text-properties officeooo:rsid="0026b878"/>
    </style:style>
    <style:style style:name="T52" style:family="text">
      <style:text-properties fo:font-size="12pt" fo:font-style="italic" officeooo:rsid="0026b878" style:font-size-asian="12pt" style:font-style-asian="italic" style:font-size-complex="12pt" style:font-style-complex="italic"/>
    </style:style>
    <style:style style:name="T53" style:family="text">
      <style:text-properties fo:color="#800080" loext:opacity="100%" style:font-name="Nimbus Sans1" fo:font-size="10pt" fo:font-style="normal" style:font-size-asian="10pt" style:font-style-asian="normal" style:font-size-complex="12pt" style:font-style-complex="normal"/>
    </style:style>
    <style:style style:name="T54" style:family="text">
      <style:text-properties officeooo:rsid="003ceb99"/>
    </style:style>
    <style:style style:name="T55" style:family="text">
      <style:text-properties style:font-name="DejaVu Serif"/>
    </style:style>
    <style:style style:name="T56" style:family="text">
      <style:text-properties style:font-name="DejaVu Serif" officeooo:rsid="0026b878"/>
    </style:style>
    <style:style style:name="T57" style:family="text">
      <style:text-properties style:font-name="Nimbus Sans" fo:font-size="10pt" fo:font-weight="bold" style:font-size-asian="10pt" style:font-weight-asian="bold" style:font-name-complex="FreeMono" style:font-size-complex="10pt" style:font-weight-complex="bold"/>
    </style:style>
    <style:style style:name="T58" style:family="text">
      <style:text-properties style:font-name="Nimbus Sans" fo:font-size="10pt" style:font-size-asian="10pt" style:font-name-complex="FreeMono" style:font-size-complex="10pt"/>
    </style:style>
    <style:style style:name="T59" style:family="text">
      <style:text-properties fo:color="#800080" loext:opacity="100%" style:font-name="Nimbus Sans" fo:font-size="10pt" style:font-size-asian="10pt" style:font-name-complex="FreeMono" style:font-size-complex="10pt"/>
    </style:style>
    <style:style style:name="T60" style:family="text">
      <style:text-properties fo:color="#800080" loext:opacity="100%" style:font-name="Nimbus Sans1" fo:font-size="10pt" style:font-size-asian="10pt"/>
    </style:style>
    <style:style style:name="T61" style:family="text">
      <style:text-properties style:font-name="FreeSerif"/>
    </style:style>
    <style:style style:name="T62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wrap="none" style:vertical-pos="top" style:vertical-rel="paragraph-content" style:horizontal-pos="center" style:horizontal-rel="paragraph-content" fo:padding="0cm" fo:border="none" draw:wrap-influence-on-position="once-concurrent" loext:allow-overlap="true" loext:rel-width-rel="paragraph"/>
    </style:style>
    <style:style style:name="fr2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daeafb" fo:min-height="2.688cm" fo:padding-left="0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Text Box Menu, Keyboard Commands differ</text:h>
      <text:p text:style-name="P2"><text:span text:style-name="T1">This document is provided to give </text:span><text:span text:style-name="T2">a </text:span><text:span text:style-name="T3">2nd</text:span><text:span text:style-name="T1"> working copy of </text:span><text:span text:style-name="T3">the same</text:span><text:span text:style-name="T1"> bug as reported in </text:span><text:a xlink:type="simple" xlink:href="https://github.com/alexkemp9/Python3docs/blob/main/README.md#the-bugs" text:style-name="Internet_20_link" text:visited-style-name="Visited_20_Internet_20_Link"><text:span text:style-name="T1">Python3docs Bugs #</text:span></text:a><text:span text:style-name="T4">0</text:span><text:span text:style-name="T5">6</text:span><text:span text:style-name="T1">,</text:span><text:span text:style-name="T3"> with extra </text:span><text:span text:style-name="T6">information </text:span><text:span text:style-name="T7">supplied</text:span><text:span text:style-name="T1">.</text:span></text:p>
      <text:h text:style-name="P3" text:outline-level="2">Comment</text:h>
      <text:p text:style-name="P4"><text:span text:style-name="T8">The report (below) w</text:span><text:span text:style-name="T9">as</text:span><text:span text:style-name="T8"> made at </text:span><text:a xlink:type="simple" xlink:href="https://bugs.documentfoundation.org/show_bug.cgi?id=164303" text:style-name="Internet_20_link" text:visited-style-name="Visited_20_Internet_20_Link"><text:span text:style-name="T5">BugZilla#164303</text:span></text:a> <text:span text:style-name="T10">on Dec 12 2024</text:span><text:span text:style-name="T11">. </text:span><text:span text:style-name="T12">The bug was first documented at </text:span><text:a xlink:type="simple" xlink:href="https://github.com/alexkemp9/Python3docs/blob/main/README.md#the-bugs" text:style-name="Internet_20_link" text:visited-style-name="Visited_20_Internet_20_Link"><text:span text:style-name="T13">GitHub Python3Docs Bug#06</text:span></text:a><text:span text:style-name="T12"> </text:span><text:span text:style-name="T14">and then documented separately as </text:span><text:span text:style-name="T12"><text:s/></text:span><text:a xlink:type="simple" xlink:href="https://github.com/alexkemp9/Python3docs/blob/main/README.md#bug-06" text:style-name="Internet_20_link" text:visited-style-name="Visited_20_Internet_20_Link"><text:span text:style-name="T13">Bug#06</text:span></text:a>.</text:p>
      <text:list text:style-name="L1">
        <text:list-item>
          <text:p text:style-name="P5"><text:span text:style-name="T15">V</text:span><text:span text:style-name="T16">ersion </text:span><text:span text:style-name="T17">24.8.3.2 </text:span><text:span text:style-name="T18">(</text:span><text:a xlink:type="simple" xlink:href="https://gerrit.libreoffice.org/gitweb?p=core.git;a=log;h=48a6bac9e7e268aeb4c3483fcf825c94556d9f92" text:style-name="Internet_20_link" text:visited-style-name="Visited_20_Internet_20_Link"><text:span text:style-name="T19">Build</text:span></text:a><text:span text:style-name="T18">) </text:span><text:span text:style-name="T16">is affected by this bug</text:span></text:p>
        </text:list-item>
        <text:list-item>
          <text:p text:style-name="P6"><text:span text:style-name="T20">The problem begins to show at </text:span><text:span text:style-name="T15">v</text:span><text:span text:style-name="T16">ersion 7.2.3.2<text:line-break/></text:span><text:span text:style-name="T20">(only the most basic </text:span><text:span text:style-name="Inline_20_Code"><text:span text:style-name="T20">Ctrl+V</text:span></text:span><text:span text:style-name="T20"> Paste command was available for Text Boxes in earlier versions)</text:span></text:p>
        </text:list-item>
        <text:list-item>
          <text:p text:style-name="P7"><text:span text:style-name="T15">All </text:span><text:span text:style-name="T20">later</text:span><text:span text:style-name="T15"> versions between 7.2 &amp; 24.8</text:span><text:span text:style-name="T12"> </text:span><text:span text:style-name="T15">are affected by this bug.</text:span></text:p>
        </text:list-item>
      </text:list>
      <text:p text:style-name="P8">original <text:span text:style-name="T21">bug report</text:span>:</text:p>
      <text:p text:style-name="P9"><text:span text:style-name="T1">Jump-Boxes (which are LO TextBoxes, known as “Drawing Objects” in the Navigator) will not allow some keyboard shortcuts, although the menu WILL work. E</text:span><text:span text:style-name="T22">x</text:span><text:span text:style-name="T1">ample: </text:span><text:span text:style-name="Inline_20_Code"><text:span text:style-name="T1">menu:Edit | Paste Special | Paste Unformatted Text</text:span></text:span><text:span text:style-name="T1"> DOES work, but </text:span><text:span text:style-name="Inline_20_Code"><text:span text:style-name="T1">Shift+Ctrl+Alt+V</text:span></text:span><text:span text:style-name="T1"> does NOT work; </text:span><text:span text:style-name="T22">only a ‘V’ gets entered</text:span><text:span text:style-name="T1">.</text:span></text:p>
      <text:p text:style-name="P8"><text:span text:style-name="T23">Extra comment</text:span>:</text:p>
      <text:p text:style-name="P10"><text:span text:style-name="T24">The original report is accurate </text:span><text:span text:style-name="T25">but has attracted zero response</text:span><text:span text:style-name="T26">. </text:span><text:span text:style-name="T27">Perhaps the language can be improved. </text:span><text:span text:style-name="T24">These are </text:span><text:span text:style-name="T25">some</text:span><text:span text:style-name="T24"> features to pay attention to:–</text:span></text:p>
      <text:list text:style-name="L2">
        <text:list-item>
          <text:list>
            <text:list-item>
              <text:p text:style-name="P11">I’<text:span text:style-name="T28">ve conducted a survey across all available AppImages. The results are tabulated on the last page.</text:span></text:p>
            </text:list-item>
            <text:list-item>
              <text:p text:style-name="P12"><text:span text:style-name="T26">The bug </text:span><text:span text:style-name="T29">seems to </text:span><text:span text:style-name="T27">have begun with </text:span><text:span text:style-name="T29">Version </text:span><text:span text:style-name="T30">7.2.3.2</text:span></text:p>
            </text:list-item>
          </text:list>
        </text:list-item>
      </text:list>
      <text:p text:style-name="P13"/>
      <text:h text:style-name="P14" text:outline-level="2"><text:span text:style-name="T31">How to</text:span> produce this document</text:h>
      <text:list text:style-name="L3">
        <text:list-item>
          <text:p text:style-name="P15">Th<text:span text:style-name="T32">is document created under 24.8.3.2.<text:line-break/></text:span><text:span text:style-name="Inline_20_Code"><text:span text:style-name="T33">menu:Help | About LibreOffice</text:span></text:span><text:span text:style-name="T33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3">Build</text:span></text:a></text:p>
        </text:list-item>
        <text:list-item>
          <text:p text:style-name="P16"><text:span text:style-name="T3">The </text:span><text:span text:style-name="T34">entire document</text:span><text:span text:style-name="T3"> </text:span><text:a xlink:type="simple" xlink:href="https://github.com/alexkemp9/Python3docs/blob/main/bug05%2B.odt" text:style-name="Internet_20_link" text:visited-style-name="Visited_20_Internet_20_Link"><text:span text:style-name="T22">bug05+.odt</text:span></text:a><text:span text:style-name="T3"> copied </text:span><text:span text:style-name="T34">as</text:span><text:span text:style-name="T3"> this doc &amp; </text:span><text:span text:style-name="T35">then </text:span><text:span text:style-name="T3">edited.</text:span></text:p>
        </text:list-item>
        <text:list-item>
          <text:p text:style-name="P17"><text:span text:style-name="T36">T</text:span><text:span text:style-name="T16">he last 4 pages were deleted.</text:span></text:p>
        </text:list-item>
        <text:list-item>
          <text:p text:style-name="P18"><text:span text:style-name="T17">T</text:span><text:span text:style-name="T16">he content on the (now) final </text:span><text:a xlink:type="simple" xlink:href="#Table-4.1-Integer-Conversion|table" text:style-name="Internet_20_link" text:visited-style-name="Visited_20_Internet_20_Link"><text:span text:style-name="T16">page</text:span><text:span text:style-name="T20">#</text:span><text:span text:style-name="T20"><text:sequence-ref text:reference-format="page" text:ref-name="refTable0">4</text:sequence-ref></text:span></text:a><text:span text:style-name="T16"> was also deleted, and a table inserted. A tally was then made within that table of the commands “Paste”, “Paste Special” + “Paste Unformatted Text” both a</text:span><text:span text:style-name="T37">s a</text:span><text:span text:style-name="T16"> </text:span><text:span text:style-name="T37">menu and as a keyboard command</text:span><text:span text:style-name="T16"> </text:span><text:span text:style-name="T37">whilst in</text:span><text:span text:style-name="T16"> a Text Box, for each of 7 versions between 3.3.0.4 and 24.8.3.2.</text:span></text:p>
        </text:list-item>
        <text:list-item>
          <text:p text:style-name="P19"><text:span text:style-name="T38">T</text:span>he <text:span text:style-name="T39">Jump-Box within </text:span><text:a xlink:type="simple" xlink:href="https://github.com/alexkemp9/Python3docs/blob/main/README.md#bug-06" text:style-name="Internet_20_link" text:visited-style-name="Visited_20_Internet_20_Link"><text:span text:style-name="T13">Bug#06</text:span></text:a><text:span text:style-name="T13"> </text:span><text:span text:style-name="T39">was copied </text:span><text:span text:style-name="T37">+ </text:span><text:span text:style-name="T39">attached to th</text:span><text:span text:style-name="T20">at</text:span><text:span text:style-name="T39"> Table.</text:span></text:p>
          <text:h text:style-name="P20" text:outline-level="2"><text:span text:style-name="T40">Demonstrations</text:span><text:span text:style-name="T41">:</text:span></text:h>
        </text:list-item>
      </text:list>
      <text:p text:style-name="P21">Refer to the final <text:a xlink:type="simple" xlink:href="#Table-4.1-Integer-Conversion|table" text:style-name="Internet_20_link" text:visited-style-name="Visited_20_Internet_20_Link"><text:span text:style-name="T42">page</text:span><text:span text:style-name="T43">#</text:span><text:span text:style-name="T43"><text:sequence-ref text:reference-format="page" text:ref-name="refTable0">4</text:sequence-ref></text:span></text:a><text:span text:style-name="T42"> </text:span>for <text:span text:style-name="T44">a practical demonstration</text:span> of this bug.</text:p>
      <text:p text:style-name="P22"><text:span text:style-name="T45">Things to note</text:span><text:span text:style-name="T46">:</text:span><text:span text:style-name="T47">–</text:span></text:p>
      <text:list text:style-name="L4">
        <text:list-item>
          <text:p text:style-name="P23">to recap:</text:p>
          <text:list>
            <text:list-item>
              <text:p text:style-name="P24"><text:span text:style-name="T48">This concerns only what the </text:span><text:a xlink:type="simple" xlink:href="https://github.com/alexkemp9/Python3docs/blob/main/1_Programming-In-Python3.odt" text:style-name="Internet_20_link" text:visited-style-name="Visited_20_Internet_20_Link"><text:span text:style-name="T48">Python3 Document</text:span></text:a><text:span text:style-name="T48"> refers to as </text:span><text:span text:style-name="T49">“Jump Boxes”</text:span><text:span text:style-name="T43">, what LibreOffice navigator calls </text:span><text:span text:style-name="T49">“Drawing Objects”</text:span><text:span text:style-name="T43">, and what the menu calls </text:span><text:span text:style-name="T49">“Text Boxes”</text:span>.</text:p>
            </text:list-item>
            <text:list-item>
              <text:p text:style-name="P25">At issue is the difference within a Text Box in efficacy between commands from the menu &amp; those from the keyboard.</text:p>
            </text:list-item>
            <text:list-item>
              <text:p text:style-name="P25">I’ve experienced this personally with <text:span text:style-name="T45">Paste</text:span> commands.</text:p>
            </text:list-item>
            <text:list-item>
              <text:p text:style-name="P25">The “<text:span text:style-name="T50">Paste Unformatted Text</text:span><text:span text:style-name="T51">” </text:span>command was introduced at 6.1.0.3, although not implemented for a Text Box at that time.</text:p>
            </text:list-item>
            <text:list-item>
              <text:p text:style-name="P25"><text:span text:style-name="T16">The <text:s/></text:span><text:span text:style-name="Inline_20_Code"><text:span text:style-name="T16">Shift+Ctrl+Alt+V</text:span></text:span><text:span text:style-name="T16"> command is the Keyboard shortcut for “</text:span><text:span text:style-name="T52">Paste Unformatted Text</text:span><text:span text:style-name="T39">”. </text:span><text:span text:style-name="T16">All that it produces within a Text Box is the letter “V”.</text:span></text:p>
            </text:list-item>
          </text:list>
        </text:list-item>
        <text:list-item>
          <text:p text:style-name="P25"><text:span text:style-name="T16">A copy of the word “</text:span><text:span text:style-name="T53">Remove</text:span><text:span text:style-name="T16">” is provided in the table to copy/paste into the Text Box. Good luck!</text:span></text:p>
        </text:list-item>
      </text:list>
      <text:h text:style-name="P26" text:outline-level="2">Example</text:h>
      <text:p text:style-name="P27"><text:span text:style-name="T54">(s</text:span>ee next page):</text:p>
      <text:p text:style-name="Text_20_body"/>
      <text:p text:style-name="P28"><draw:frame draw:style-name="fr1" draw:name="Frame-4.1-Integer-Conversion" text:anchor-type="paragraph" svg:width="17cm" style:rel-width="100%" svg:height="12.435cm" style:rel-height="scale-min" draw:z-index="1"><draw:text-box><table:table table:name="Table-4.1-Integer-Conversion" table:style-name="Table-4.1-Integer-Conversion"><table:table-column table:style-name="Table-4.1-Integer-Conversion.A"/><table:table-column table:style-name="Table-4.1-Integer-Conversion.B"/><table:table-column table:style-name="Table-4.1-Integer-Conversion.C"/><table:table-column table:style-name="Table-4.1-Integer-Conversion.D"/><table:table-column table:style-name="Table-4.1-Integer-Conversion.E"/><table:table-column table:style-name="Table-4.1-Integer-Conversion.D" table:number-columns-repeated="2"/><table:table-column table:style-name="Table-4.1-Integer-Conversion.H"/><table:table-row table:style-name="Table-4.1-Integer-Conversion.1"><table:table-cell table:style-name="Table-4.1-Integer-Conversion.A1" table:number-columns-spanned="8" office:value-type="string"><text:p text:style-name="P29">Table <text:span text:style-name="Caption_20_characters"><text:sequence text:ref-name="refTable0" text:name="Table" text:formula="ooow:Table+1" style:num-format="1">6.1</text:sequence></text:span><text:span text:style-name="Caption_20_characters">:</text:span> Menu v Keyboard Commands within Text Boxes; Efficacy Across Versions</text:p></table:table-cell><table:covered-table-cell/><table:covered-table-cell/><table:covered-table-cell/><table:covered-table-cell/><table:covered-table-cell/><table:covered-table-cell/><table:covered-table-cell/></table:table-row><table:table-row table:style-name="Table-4.1-Integer-Conversion.2"><table:table-cell table:style-name="Table-4.1-Integer-Conversion.A2" table:number-rows-spanned="2" table:number-columns-spanned="2" office:value-type="string"><text:p text:style-name="P30">Writer<text:line-break/>Version</text:p></table:table-cell><table:covered-table-cell/><table:table-cell table:style-name="Table-4.1-Integer-Conversion.A2" table:number-columns-spanned="2" office:value-type="string"><text:p text:style-name="P30">Paste</text:p></table:table-cell><table:covered-table-cell/><table:table-cell table:style-name="Table-4.1-Integer-Conversion.A2" table:number-columns-spanned="2" office:value-type="string"><text:p text:style-name="P30">Paste Special</text:p></table:table-cell><table:covered-table-cell/><table:table-cell table:style-name="Table-4.1-Integer-Conversion.G2" table:number-columns-spanned="2" office:value-type="string"><text:p text:style-name="P30">Paste Unformatted Text</text:p></table:table-cell><table:covered-table-cell/></table:table-row><table:table-row table:style-name="Table-4.1-Integer-Conversion.2"><table:covered-table-cell table:style-name="Table-4.1-Integer-Conversion.A2"/><table:covered-table-cell/><table:table-cell table:style-name="Table-4.1-Integer-Conversion.C3" office:value-type="string"><text:p text:style-name="P31">menu</text:p></table:table-cell><table:table-cell table:style-name="Table-4.1-Integer-Conversion.C3" office:value-type="string"><text:p text:style-name="P31">kbd</text:p></table:table-cell><table:table-cell table:style-name="Table-4.1-Integer-Conversion.C3" office:value-type="string"><text:p text:style-name="P31">menu</text:p></table:table-cell><table:table-cell table:style-name="Table-4.1-Integer-Conversion.C3" office:value-type="string"><text:p text:style-name="P31">kbd</text:p></table:table-cell><table:table-cell table:style-name="Table-4.1-Integer-Conversion.C3" office:value-type="string"><text:p text:style-name="P31">menu</text:p></table:table-cell><table:table-cell table:style-name="Table-4.1-Integer-Conversion.H3" office:value-type="string"><text:p text:style-name="P31">kbd</text:p></table:table-cell></table:table-row><table:table-row table:style-name="Table-4.1-Integer-Conversion.1"><table:table-cell table:style-name="Table-4.1-Integer-Conversion.A4" table:number-columns-spanned="2" office:value-type="string"><text:p text:style-name="P32"><text:span text:style-name="Console"><text:span text:style-name="T55">3.3.0.4</text:span></text:span></text:p></table:table-cell><table:covered-table-cell/><table:table-cell table:style-name="Table-4.1-Integer-Conversion.C4" office:value-type="string"><text:p text:style-name="P33"><text:span text:style-name="Console"><text:span text:style-name="T56">y</text:span></text:span></text:p></table:table-cell><table:table-cell table:style-name="Table-4.1-Integer-Conversion.D4" office:value-type="string"><text:p text:style-name="P34">y</text:p></table:table-cell><table:table-cell table:style-name="Table-4.1-Integer-Conversion.E4" office:value-type="string"><text:p text:style-name="P34">n</text:p></table:table-cell><table:table-cell table:style-name="Table-4.1-Integer-Conversion.F4" office:value-type="string"><text:p text:style-name="P34">n</text:p></table:table-cell><table:table-cell table:style-name="Table-4.1-Integer-Conversion.G4" office:value-type="string"><text:p text:style-name="P35">‡</text:p></table:table-cell><table:table-cell table:style-name="Table-4.1-Integer-Conversion.H4" office:value-type="string"><text:p text:style-name="P36">‡</text:p></table:table-cell></table:table-row><table:table-row table:style-name="Table-4.1-Integer-Conversion.1"><table:table-cell table:style-name="Table-4.1-Integer-Conversion.A5" table:number-columns-spanned="2" office:value-type="string"><text:p text:style-name="P32"><text:span text:style-name="Console"><text:span text:style-name="T55">4.0.0.3</text:span></text:span></text:p></table:table-cell><table:covered-table-cell/><table:table-cell table:style-name="Table-4.1-Integer-Conversion.C5" office:value-type="string"><text:p text:style-name="P37"><text:span text:style-name="Console"><text:span text:style-name="T55">y</text:span></text:span></text:p></table:table-cell><table:table-cell table:style-name="Table-4.1-Integer-Conversion.D5" office:value-type="string"><text:p text:style-name="P37">y</text:p></table:table-cell><table:table-cell table:style-name="Table-4.1-Integer-Conversion.E5" office:value-type="string"><text:p text:style-name="P38">0</text:p></table:table-cell><table:table-cell table:style-name="Table-4.1-Integer-Conversion.F5" office:value-type="string"><text:p text:style-name="P39">†</text:p></table:table-cell><table:table-cell table:style-name="Table-4.1-Integer-Conversion.G5" office:value-type="string"><text:p text:style-name="P36">‡</text:p></table:table-cell><table:table-cell table:style-name="Table-4.1-Integer-Conversion.H5" office:value-type="string"><text:p text:style-name="P36">‡</text:p></table:table-cell></table:table-row><table:table-row table:style-name="Table-4.1-Integer-Conversion.1"><table:table-cell table:style-name="Table-4.1-Integer-Conversion.A6" table:number-columns-spanned="2" office:value-type="string"><text:p text:style-name="P40"><text:span text:style-name="Console"><text:span text:style-name="T55">5.0.6.3</text:span></text:span></text:p></table:table-cell><table:covered-table-cell/><table:table-cell table:style-name="Table-4.1-Integer-Conversion.C6" office:value-type="string"><text:p text:style-name="P41">y</text:p></table:table-cell><table:table-cell table:style-name="Table-4.1-Integer-Conversion.D6" office:value-type="string"><text:p text:style-name="P41">y</text:p></table:table-cell><table:table-cell table:style-name="Table-4.1-Integer-Conversion.E6" office:value-type="string"><text:p text:style-name="P42">0</text:p></table:table-cell><table:table-cell table:style-name="Table-4.1-Integer-Conversion.F6" office:value-type="string"><text:p text:style-name="P43">†</text:p></table:table-cell><table:table-cell table:style-name="Table-4.1-Integer-Conversion.G6" office:value-type="string"><text:p text:style-name="P36">‡</text:p></table:table-cell><table:table-cell table:style-name="Table-4.1-Integer-Conversion.H6" office:value-type="string"><text:p text:style-name="P36">‡</text:p></table:table-cell></table:table-row><table:table-row table:style-name="Table-4.1-Integer-Conversion.1"><table:table-cell table:style-name="Table-4.1-Integer-Conversion.A7" table:number-columns-spanned="2" office:value-type="string"><text:p text:style-name="P40"><text:span text:style-name="Console"><text:span text:style-name="T55">6.1.0.3</text:span></text:span></text:p></table:table-cell><table:covered-table-cell/><table:table-cell table:style-name="Table-4.1-Integer-Conversion.C7" office:value-type="string"><text:p text:style-name="P41">y</text:p></table:table-cell><table:table-cell table:style-name="Table-4.1-Integer-Conversion.D7" office:value-type="string"><text:p text:style-name="P41">y</text:p></table:table-cell><table:table-cell table:style-name="Table-4.1-Integer-Conversion.E7" office:value-type="string"><text:p text:style-name="P41">0</text:p></table:table-cell><table:table-cell table:style-name="Table-4.1-Integer-Conversion.F7" office:value-type="string"><text:p text:style-name="P36">†</text:p></table:table-cell><table:table-cell table:style-name="Table-4.1-Integer-Conversion.G7" office:value-type="string"><text:p text:style-name="P41">n</text:p></table:table-cell><table:table-cell table:style-name="Table-4.1-Integer-Conversion.H7" office:value-type="string"><text:p text:style-name="P41">n</text:p></table:table-cell></table:table-row><table:table-row table:style-name="Table-4.1-Integer-Conversion.1"><table:table-cell table:style-name="Table-4.1-Integer-Conversion.A8" table:number-columns-spanned="2" office:value-type="string"><text:p text:style-name="P44">7.2.3.2</text:p></table:table-cell><table:covered-table-cell/><table:table-cell table:style-name="Table-4.1-Integer-Conversion.C8" office:value-type="string"><text:p text:style-name="P41">y</text:p></table:table-cell><table:table-cell table:style-name="Table-4.1-Integer-Conversion.D8" office:value-type="string"><text:p text:style-name="P41">y</text:p></table:table-cell><table:table-cell table:style-name="Table-4.1-Integer-Conversion.E8" office:value-type="string"><text:p text:style-name="P41">2 of 5</text:p></table:table-cell><table:table-cell table:style-name="Table-4.1-Integer-Conversion.F8" office:value-type="string"><text:p text:style-name="P41">2 of 5</text:p></table:table-cell><table:table-cell table:style-name="Table-4.1-Integer-Conversion.G8" office:value-type="string"><text:p text:style-name="P41">y</text:p></table:table-cell><table:table-cell table:style-name="Table-4.1-Integer-Conversion.H8" office:value-type="string"><text:p text:style-name="P41">N</text:p></table:table-cell></table:table-row><table:table-row table:style-name="Table-4.1-Integer-Conversion.1"><table:table-cell table:style-name="Table-4.1-Integer-Conversion.A9" table:number-columns-spanned="2" office:value-type="string"><text:p text:style-name="P40"><text:span text:style-name="Console"><text:span text:style-name="T55">7.4.7.2</text:span></text:span></text:p></table:table-cell><table:covered-table-cell/><table:table-cell table:style-name="Table-4.1-Integer-Conversion.C9" office:value-type="string"><text:p text:style-name="P37"><text:span text:style-name="Console"><text:span text:style-name="T55">y</text:span></text:span></text:p></table:table-cell><table:table-cell table:style-name="Table-4.1-Integer-Conversion.D9" office:value-type="string"><text:p text:style-name="P37">y</text:p></table:table-cell><table:table-cell table:style-name="Table-4.1-Integer-Conversion.E9" office:value-type="string"><text:p text:style-name="P37">2 of 5</text:p></table:table-cell><table:table-cell table:style-name="Table-4.1-Integer-Conversion.F9" office:value-type="string"><text:p text:style-name="P37">2 of 5</text:p></table:table-cell><table:table-cell table:style-name="Table-4.1-Integer-Conversion.G9" office:value-type="string"><text:p text:style-name="P37">y</text:p></table:table-cell><table:table-cell table:style-name="Table-4.1-Integer-Conversion.H9" office:value-type="string"><text:p text:style-name="P37">N</text:p></table:table-cell></table:table-row><table:table-row table:style-name="Table-4.1-Integer-Conversion.1"><table:table-cell table:style-name="Table-4.1-Integer-Conversion.A10" table:number-columns-spanned="2" office:value-type="string"><text:p text:style-name="P40">24.8.3.2</text:p></table:table-cell><table:covered-table-cell/><table:table-cell table:style-name="Table-4.1-Integer-Conversion.C10" office:value-type="string"><text:p text:style-name="P37">y</text:p></table:table-cell><table:table-cell table:style-name="Table-4.1-Integer-Conversion.D10" office:value-type="string"><text:p text:style-name="P37">y</text:p></table:table-cell><table:table-cell table:style-name="Table-4.1-Integer-Conversion.E10" office:value-type="string"><text:p text:style-name="P37">2 of 5</text:p></table:table-cell><table:table-cell table:style-name="Table-4.1-Integer-Conversion.F10" office:value-type="string"><text:p text:style-name="P37">2 of 5</text:p></table:table-cell><table:table-cell table:style-name="Table-4.1-Integer-Conversion.G10" office:value-type="string"><text:p text:style-name="P37">y</text:p></table:table-cell><table:table-cell table:style-name="Table-4.1-Integer-Conversion.H10" office:value-type="string"><text:p text:style-name="P37">N</text:p></table:table-cell></table:table-row><table:table-row table:style-name="Table-4.1-Integer-Conversion.1"><table:table-cell table:style-name="Table-4.1-Integer-Conversion.A11" table:number-columns-spanned="8" office:value-type="string"><text:p text:style-name="P45"><draw:frame text:anchor-type="paragraph" draw:z-index="2" draw:name="p130 jump" draw:style-name="gr1" draw:text-style-name="P47" svg:width="1.571cm" svg:height="2.689cm" svg:x="17cm" svg:y="0cm"><draw:text-box draw:corner-radius="0.199cm"><text:p text:style-name="P46"><text:span text:style-name="T57">Menu:</text:span><text:span text:style-name="T58"><text:line-break/></text:span><text:span text:style-name="T59">Remove</text:span></text:p><text:p text:style-name="P46"><text:span text:style-name="T57">Kbd:</text:span><text:span text:style-name="T58"><text:line-break/></text:span><text:span text:style-name="T59">V</text:span></text:p></draw:text-box></draw:frame>Text for Text Box <text:span text:style-name="T48">(see right margin) paste</text:span>: “<text:span text:style-name="T60">Remove</text:span>”</text:p></table:table-cell><table:covered-table-cell/><table:covered-table-cell/><table:covered-table-cell/><table:covered-table-cell/><table:covered-table-cell/><table:covered-table-cell/><table:covered-table-cell/></table:table-row><table:table-row table:style-name="Table-4.1-Integer-Conversion.1"><table:table-cell table:style-name="Table-4.1-Integer-Conversion.A12" office:value-type="string"><text:p text:style-name="P40"><text:span text:style-name="T45">Key</text:span>:</text:p></table:table-cell><table:table-cell table:style-name="Table-4.1-Integer-Conversion.B12" table:number-columns-spanned="7" office:value-type="string"><text:p text:style-name="P48"/></table:table-cell><table:covered-table-cell/><table:covered-table-cell/><table:covered-table-cell/><table:covered-table-cell/><table:covered-table-cell/><table:covered-table-cell/></table:table-row><table:table-row table:style-name="Table-4.1-Integer-Conversion.1"><table:table-cell table:style-name="Table-4.1-Integer-Conversion.A12" office:value-type="string"><text:p text:style-name="P49">y</text:p><text:p text:style-name="P49">n</text:p><text:p text:style-name="P49">‡</text:p><text:p text:style-name="P49">†</text:p><text:p text:style-name="P49">N</text:p><text:p text:style-name="P49">0</text:p><text:p text:style-name="P49">2 of 5</text:p></table:table-cell><table:table-cell table:style-name="Table-4.1-Integer-Conversion.B12" table:number-columns-spanned="7" office:value-type="string"><text:p text:style-name="P50">works as planned</text:p><text:p text:style-name="P50">does not work</text:p><text:p text:style-name="P50">unimplemented</text:p><text:p text:style-name="P50">no action</text:p><text:p text:style-name="P50">inserts the letter “v” or “V” instead of pasting</text:p><text:p text:style-name="P51">the menu is empty (only when in Text Box)</text:p><text:p text:style-name="P48">The program normally supplies 5 options, but only 2 in the Text Box</text:p></table:table-cell><table:covered-table-cell/><table:covered-table-cell/><table:covered-table-cell/><table:covered-table-cell/><table:covered-table-cell/><table:covered-table-cell/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ok" style:font-family-generic="roman"/>
    <style:font-face style:name="Nimbus Sans" svg:font-family="'Nimbus Sans'" style:font-family-generic="swiss" style:font-pitch="variable"/>
    <style:font-face style:name="Nimbus Sans1" svg:font-family="'Nimbus Sans'" style:font-adornments="Book" style:font-pitch="variable"/>
    <style:font-face style:name="Nimbus Sans2" svg:font-family="'Nimbus Sans'" style:font-adornments="Italic" style:font-family-generic="swiss" style:font-pitch="variable"/>
    <style:font-face style:name="Nimbus Sans3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2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3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SideBarFrame" style:family="graphic" style:parent-style-name="Frame">
      <style:graphic-properties svg:width="17cm" style:rel-width="100%" fo:min-height="24.599cm" svg:x="0cm" svg:y="0cm" fo:margin-left="0.199cm" fo:margin-right="0.199cm" fo:margin-top="0cm" fo:margin-bottom="0.499cm" style:run-through="foreground" style:wrap="dynamic" style:number-wrapped-paragraphs="no-limit" style:wrap-contour="false" style:vertical-pos="top" style:vertical-rel="page-content" style:horizontal-pos="center" style:horizontal-rel="page-content" fo:background-color="#edf5fd" style:background-transparency="0%" draw:fill="solid" draw:fill-color="#edf5fd" draw:opacity="100%" fo:padding="0cm" fo:border="0.06pt solid #729fcf" draw:wrap-influence-on-position="once-concurrent" loext:allow-overlap="true" loext:rel-width-rel="paragraph"/>
    </style:style>
    <text:outline-style style:name="Outline">
      <text:outline-level-style text:level="1" text:style-name="H1_20_Auto-number" loext:num-list-format="%1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 style:master-page-name="">
      <loext:graphic-properties draw:fill="none"/>
      <style:paragraph-properties fo:margin-left="0cm" fo:margin-right="-2cm" fo:text-indent="0cm" style:auto-text-indent="false" style:page-number="auto" fo:background-color="transparent" text:number-lines="false" text:line-number="0">
        <style:tab-stops>
          <style:tab-stop style:position="16.898cm" style:type="right"/>
          <style:tab-stop style:position="19.015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6.9cm" style:type="right"/>
          <style:tab-stop style:position="19.015cm" style:type="center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Demonstrations:</text:chapter><text:tab/><text:span text:style-name="MT1"><text:page-number text:select-page="current">3</text:page-number></text:span></text:p>
      </style:header>
      <style:header-left>
        <text:p text:style-name="MP3"><text:page-number text:select-page="current">4</text:page-number><text:tab/><text:chapter text:display="number-and-name" text:outline-level="1">6 Text Box Menu, Keyboard Commands differ</text:chapter></text:p>
      </style:header-left>
      <style:header-first>
        <text:p text:style-name="MP2"><text:page-number text:select-page="current">1</text:page-number><text:tab/><text:chapter text:display="number-and-name" text:outline-level="1">6 Text Box Menu, Keyboard Commands differ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2T19:40:50.194419556</dc:date>
    <meta:editing-duration>PT22H20M39S</meta:editing-duration>
    <meta:editing-cycles>38</meta:editing-cycles>
    <meta:generator>LibreOffice/24.8.3.2$Linux_X86_64 LibreOffice_project/48a6bac9e7e268aeb4c3483fcf825c94556d9f92</meta:generator>
    <meta:print-date>2025-01-02T19:33:25.796549280</meta:print-date>
    <meta:printed-by>PDF files</meta:printed-by>
    <meta:document-statistic meta:table-count="1" meta:image-count="0" meta:object-count="0" meta:page-count="4" meta:paragraph-count="113" meta:word-count="618" meta:character-count="3286" meta:non-whitespace-character-count="2795"/>
  </office:meta>
</office:document-meta>
</file>